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" manifest:full-path="ObjectReplacements/Object 15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9/29/16</text:p>
      <text:p text:style-name="P1">Julie Leifeld</text:p>
      <text:p text:style-name="P1">Class III</text:p>
      <text:p text:style-name="P3">Professional Problem 9.6</text:p>
      <text:p text:style-name="P2"/>
      <text:p text:style-name="P2"><text:tab/>A tank with capacity 400 L is full of a mixture of water and chlorine with a concentration of 0.05 grams of chlorine per liter. In order to reduce the concentration of chlorine, fresh water is pumped at a rate of 4 L/s. The mixture is kept stirred and is pumped out at a rate of 10 L/s. Find the amount of chlorine in the tank as a function of time. </text:p>
      <text:p text:style-name="P2"/>
      <text:p text:style-name="P2"><text:tab/>Let <draw:frame draw:style-name="fr1" draw:name="Object1" text:anchor-type="as-char" svg:y="-0.152in" svg:width="0.3937in" svg:height="0.1992in" draw:z-index="0"><draw:object xlink:href="./Object 1" xlink:type="simple" xlink:show="embed" xlink:actuate="onLoad"/><draw:image xlink:href="./ObjectReplacements/Object 1" xlink:type="simple" xlink:show="embed" xlink:actuate="onLoad"/></draw:frame>denote the amount of chlorine in the tank after <text:span text:style-name="T1">t </text:span><text:span text:style-name="T2">seconds. Then, let </text:span><text:span text:style-name="T2"><draw:frame draw:style-name="fr1" draw:name="Object2" text:anchor-type="as-char" svg:y="-0.152in" svg:width="0.4626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denote the rate at which the the amount of chlorine in the tank is changing. We know that the concentration of the salt in the tank is </text:span><text:span text:style-name="T2"><draw:frame draw:style-name="fr1" draw:name="Object3" text:anchor-type="as-char" svg:y="-0.2598in" svg:width="0.648in" svg:height="0.40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because the tank is losing 6 liters every second and the amount of salt in the tank is </text:span><text:span text:style-name="T2"><draw:frame draw:style-name="fr1" draw:name="Object4" text:anchor-type="as-char" svg:y="-0.152in" svg:width="0.4472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Thus, since we are not gaining any chlorine and there are 10 liters of mixed solution being pumped out every second, we can write,</text:span></text:p>
      <text:p text:style-name="P4"/>
      <text:p text:style-name="P2"><text:span text:style-name="T2"><text:tab/></text:span><text:span text:style-name="T2"><draw:frame draw:style-name="fr1" draw:name="Object5" text:anchor-type="as-char" svg:y="-0.2437in" svg:width="1.1661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for <text:s/></text:span><text:span text:style-name="T2"><draw:frame draw:style-name="fr1" draw:name="Object6" text:anchor-type="as-char" svg:y="-0.2437in" svg:width="0.5862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>Next, we can notice <text:s/>that this equation is, in fact, separable and can be written in the form,</text:p>
      <text:p text:style-name="P4"/>
      <text:p text:style-name="P2"><text:span text:style-name="T2"><text:tab/></text:span><text:span text:style-name="T2"><draw:frame draw:style-name="fr1" draw:name="Object7" text:anchor-type="as-char" svg:y="-0.2437in" svg:width="1.8083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/>
      <text:p text:style-name="P4">Integrating, we find,</text:p>
      <text:p text:style-name="P4"/>
      <text:p text:style-name="P2"><text:span text:style-name="T2"><text:tab/></text:span><text:span text:style-name="T2"><draw:frame draw:style-name="fr1" draw:name="Object8" text:anchor-type="as-char" svg:y="-0.2437in" svg:width="1.7764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where </text:span><text:span text:style-name="T1">c </text:span><text:span text:style-name="T2"><text:s/>is an arbitrary constant</text:span></text:p>
      <text:p text:style-name="P4">or</text:p>
      <text:p text:style-name="P2"><text:span text:style-name="T2"><text:tab/></text:span><text:span text:style-name="T2"><draw:frame draw:style-name="fr1" draw:name="Object9" text:anchor-type="as-char" svg:y="-0.2846in" svg:width="1.2161in" svg:height="0.331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 where </text:span><text:span text:style-name="T2"><draw:frame draw:style-name="fr1" draw:name="Object10" text:anchor-type="as-char" svg:y="-0.172in" svg:width="0.539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2"><text:span text:style-name="T2"><text:tab/>We know that when no time has passed there are 0.05 grams of Chlorine in the tank or that </text:span><text:span text:style-name="T2"><draw:frame draw:style-name="fr1" draw:name="Object11" text:anchor-type="as-char" svg:y="-0.152in" svg:width="0.9075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Therefore,</text:span></text:p>
      <text:p text:style-name="P4"/>
      <text:p text:style-name="P2"><text:span text:style-name="T2"><text:tab/></text:span><text:span text:style-name="T2"><draw:frame draw:style-name="fr1" draw:name="Object12" text:anchor-type="as-char" svg:y="-0.2846in" svg:width="1.1118in" svg:height="0.331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">and</text:p>
      <text:p text:style-name="P2"><text:span text:style-name="T2"><text:tab/></text:span><text:span text:style-name="T2"><draw:frame draw:style-name="fr1" draw:name="Object13" text:anchor-type="as-char" svg:y="-0.2437in" svg:width="0.8354in" svg:height="0.540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"><text:span text:style-name="T2">Thus, the final equation for the amount of chlorine (before it empties after </text:span><text:span text:style-name="T2"><draw:frame draw:style-name="fr2" draw:name="Object15" text:anchor-type="as-char" svg:y="-0.2437in" svg:width="0.3874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seconds) in the tank after </text:span><text:span text:style-name="T1">t </text:span><text:span text:style-name="T2">seconds is</text:span></text:p>
      <text:p text:style-name="P4"/>
      <text:p text:style-name="P2"><text:span text:style-name="T2"><text:tab/></text:span><text:span text:style-name="T2"><draw:frame draw:style-name="fr1" draw:name="Object14" text:anchor-type="as-char" svg:y="-0.2681in" svg:width="1.6126in" svg:height="0.4173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9-27T21:00:50</meta:creation-date>
    <dc:date>2016-09-28T19:25:11</dc:date>
    <dc:creator>Isadora White</dc:creator>
    <meta:editing-duration>PT11M37S</meta:editing-duration>
    <meta:editing-cycles>2</meta:editing-cycles>
    <meta:generator>OpenOffice/4.1.2$Unix OpenOffice.org_project/412m3$Build-9782</meta:generator>
    <meta:document-statistic meta:table-count="0" meta:image-count="0" meta:object-count="15" meta:page-count="1" meta:paragraph-count="20" meta:word-count="236" meta:character-count="1249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t</mi>
        </mrow>
        <mo stretchy="false">)</mo>
      </mrow>
    </mrow>
    <annotation encoding="StarMath 5.0">A(t)</annotation>
  </semantics>
</math>
</file>

<file path=Object 10/content.xml><?xml version="1.0" encoding="utf-8"?>
<math xmlns="http://www.w3.org/1998/Math/MathML">
  <semantics>
    <mrow>
      <mrow>
        <mi>K</mi>
        <mo stretchy="false">=</mo>
        <msup>
          <mi>e</mi>
          <mn>5c</mn>
        </msup>
      </mrow>
    </mrow>
    <annotation encoding="StarMath 5.0">K = e^5c</annotation>
  </semantics>
</math>
</file>

<file path=Object 11/content.xml><?xml version="1.0" encoding="utf-8"?>
<math xmlns="http://www.w3.org/1998/Math/MathML">
  <semantics>
    <mrow>
      <mi>A</mi>
      <mrow>
        <mrow>
          <mo stretchy="false">(</mo>
          <mrow>
            <mn>0</mn>
          </mrow>
          <mo stretchy="false">)</mo>
        </mrow>
        <mo stretchy="false">=</mo>
        <mn>0.05</mn>
      </mrow>
      <mtext>.</mtext>
    </mrow>
    <annotation encoding="StarMath 5.0">A(0) = 0.05 "."</annotation>
  </semantics>
</math>
</file>

<file path=Object 12/content.xml><?xml version="1.0" encoding="utf-8"?>
<math xmlns="http://www.w3.org/1998/Math/MathML">
  <semantics>
    <mrow>
      <mrow>
        <mn>0.05</mn>
        <mo stretchy="false">=</mo>
        <mi>K</mi>
      </mrow>
      <msup>
        <mrow>
          <mo stretchy="false">(</mo>
          <mrow>
            <mn>200</mn>
          </mrow>
          <mo stretchy="false">)</mo>
        </mrow>
        <mrow>
          <mfrac>
            <mn>5</mn>
            <mn>3</mn>
          </mfrac>
        </mrow>
      </msup>
    </mrow>
    <annotation encoding="StarMath 5.0">0.05 = K(200)^{5 over 3}</annotation>
  </semantics>
</math>
</file>

<file path=Object 13/content.xml><?xml version="1.0" encoding="utf-8"?>
<math xmlns="http://www.w3.org/1998/Math/MathML">
  <semantics>
    <mrow>
      <mrow>
        <mi>K</mi>
        <mo stretchy="false">=</mo>
        <mrow>
          <mfrac>
            <mn>0.05</mn>
            <msup>
              <mrow>
                <mo stretchy="false">(</mo>
                <mrow>
                  <mn>200</mn>
                </mrow>
                <mo stretchy="false">)</mo>
              </mrow>
              <mrow>
                <mfrac>
                  <mn>5</mn>
                  <mn>3</mn>
                </mfrac>
              </mrow>
            </msup>
          </mfrac>
        </mrow>
      </mrow>
    </mrow>
    <annotation encoding="StarMath 5.0">K = {0.05 over (200)^{5 over 3}}</annotation>
  </semantics>
</math>
</file>

<file path=Object 14/content.xml><?xml version="1.0" encoding="utf-8"?>
<math xmlns="http://www.w3.org/1998/Math/MathML">
  <semantics>
    <mrow>
      <mi>A</mi>
      <mrow>
        <mrow>
          <mo stretchy="false">(</mo>
          <mrow>
            <mi>t</mi>
          </mrow>
          <mo stretchy="false">)</mo>
        </mrow>
        <mo stretchy="false">=</mo>
        <mrow>
          <mn>0.05</mn>
        </mrow>
      </mrow>
      <msup>
        <mrow>
          <mo stretchy="false">(</mo>
          <mrow>
            <mrow>
              <mn>1</mn>
              <mo stretchy="false">−</mo>
              <mrow>
                <mfrac>
                  <mn>3</mn>
                  <mn>200</mn>
                </mfrac>
              </mrow>
            </mrow>
            <mi>t</mi>
          </mrow>
          <mo stretchy="false">)</mo>
        </mrow>
        <mrow>
          <mfrac>
            <mn>5</mn>
            <mn>3</mn>
          </mfrac>
        </mrow>
      </msup>
    </mrow>
    <annotation encoding="StarMath 5.0">A(t) = {0.05}(1 - {3 over 200}t)^{5 over 3}</annotation>
  </semantics>
</math>
</file>

<file path=Object 15/content.xml><?xml version="1.0" encoding="utf-8"?>
<math xmlns="http://www.w3.org/1998/Math/MathML">
  <semantics>
    <mrow>
      <mn>66</mn>
      <mrow>
        <mfrac>
          <mn>2</mn>
          <mn>3</mn>
        </mfrac>
      </mrow>
    </mrow>
    <annotation encoding="StarMath 5.0">66 {2 over 3}</annotation>
  </semantics>
</math>
</file>

<file path=Object 2/content.xml><?xml version="1.0" encoding="utf-8"?>
<math xmlns="http://www.w3.org/1998/Math/MathML">
  <semantics>
    <mrow>
      <mi>A</mi>
      <mi>'</mi>
      <mrow>
        <mo stretchy="false">(</mo>
        <mrow>
          <mi>t</mi>
        </mrow>
        <mo stretchy="false">)</mo>
      </mrow>
    </mrow>
    <annotation encoding="StarMath 5.0">A'(t)</annotation>
  </semantics>
</math>
</file>

<file path=Object 3/content.xml><?xml version="1.0" encoding="utf-8"?>
<math xmlns="http://www.w3.org/1998/Math/MathML">
  <semantics>
    <mrow>
      <mfrac>
        <mrow>
          <mi>A</mi>
          <mrow>
            <mo stretchy="false">(</mo>
            <mrow>
              <mi>t</mi>
            </mrow>
            <mo stretchy="false">)</mo>
          </mrow>
        </mrow>
        <mrow>
          <mrow>
            <mn>400</mn>
            <mo stretchy="false">−</mo>
            <mn>6t</mn>
          </mrow>
        </mrow>
      </mfrac>
    </mrow>
    <annotation encoding="StarMath 5.0">{A(t)} over {400 - 6t}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i>t</mi>
        </mrow>
        <mo stretchy="false">)</mo>
      </mrow>
      <mtext>.</mtext>
    </mrow>
    <annotation encoding="StarMath 5.0">A(t) "."</annotation>
  </semantics>
</math>
</file>

<file path=Object 5/content.xml><?xml version="1.0" encoding="utf-8"?>
<math xmlns="http://www.w3.org/1998/Math/MathML">
  <semantics>
    <mrow>
      <mi>A</mi>
      <mi>'</mi>
      <mrow>
        <mrow>
          <mo stretchy="false">(</mo>
          <mrow>
            <mi>t</mi>
          </mrow>
          <mo stretchy="false">)</mo>
        </mrow>
        <mo stretchy="false">=</mo>
        <mfrac>
          <mrow>
            <mo stretchy="false">−</mo>
            <mrow>
              <mn>10</mn>
              <mi>A</mi>
            </mrow>
          </mrow>
          <mrow>
            <mrow>
              <mn>400</mn>
              <mo stretchy="false">−</mo>
              <mn>6t</mn>
            </mrow>
          </mrow>
        </mfrac>
      </mrow>
    </mrow>
    <annotation encoding="StarMath 5.0">A'(t) = -{10 A} over {400 - 6t}</annotation>
  </semantics>
</math>
</file>

<file path=Object 6/content.xml><?xml version="1.0" encoding="utf-8"?>
<math xmlns="http://www.w3.org/1998/Math/MathML">
  <semantics>
    <mrow>
      <mrow>
        <mi>t</mi>
        <mo stretchy="false">&lt;</mo>
        <mn>66</mn>
      </mrow>
      <mfrac>
        <mn>2</mn>
        <mn>3</mn>
      </mfrac>
    </mrow>
    <annotation encoding="StarMath 5.0">t &lt; 66 2 over 3</annotation>
  </semantics>
</math>
</file>

<file path=Object 7/content.xml><?xml version="1.0" encoding="utf-8"?>
<math xmlns="http://www.w3.org/1998/Math/MathML">
  <semantics>
    <mrow>
      <mrow>
        <mfrac>
          <mn>1</mn>
          <mn>5</mn>
        </mfrac>
      </mrow>
      <mrow>
        <mo stretchy="false">∫</mo>
        <mrow>
          <mfrac>
            <mn>1</mn>
            <mi>A</mi>
          </mfrac>
        </mrow>
      </mrow>
      <mrow>
        <mi mathvariant="italic">dt</mi>
        <mo stretchy="false">=</mo>
        <mrow>
          <mo stretchy="false">−</mo>
          <mrow>
            <mo stretchy="false">∫</mo>
            <mrow>
              <mfrac>
                <mn>1</mn>
                <mrow>
                  <mrow>
                    <mn>200</mn>
                    <mo stretchy="false">−</mo>
                    <mn>3t</mn>
                  </mrow>
                </mrow>
              </mfrac>
            </mrow>
          </mrow>
        </mrow>
      </mrow>
      <mi mathvariant="italic">dt</mi>
    </mrow>
    <annotation encoding="StarMath 5.0">{1 over 5}int {1 over A} dt = - int {1 over {200 - 3t}}dt</annotation>
  </semantics>
</math>
</file>

<file path=Object 8/content.xml><?xml version="1.0" encoding="utf-8"?>
<math xmlns="http://www.w3.org/1998/Math/MathML">
  <semantics>
    <mrow>
      <mrow>
        <mfrac>
          <mn>1</mn>
          <mn>5</mn>
        </mfrac>
      </mrow>
      <mi>ln</mi>
      <mrow>
        <mfenced open="∣" close="∣">
          <mrow>
            <mi>A</mi>
          </mrow>
        </mfenced>
        <mo stretchy="false">=</mo>
        <mrow>
          <mfrac>
            <mn>1</mn>
            <mn>3</mn>
          </mfrac>
        </mrow>
      </mrow>
      <mi>ln</mi>
      <mrow>
        <mfenced open="∣" close="∣">
          <mrow>
            <mrow>
              <mn>200</mn>
              <mo stretchy="false">−</mo>
              <mn>3t</mn>
            </mrow>
          </mrow>
        </mfenced>
        <mo stretchy="false">+</mo>
        <mi>c</mi>
      </mrow>
    </mrow>
    <annotation encoding="StarMath 5.0">{1 over 5} ln abs{A} = {1 over 3} ln abs {200 - 3t} + c</annotation>
  </semantics>
</math>
</file>

<file path=Object 9/content.xml><?xml version="1.0" encoding="utf-8"?>
<math xmlns="http://www.w3.org/1998/Math/MathML">
  <semantics>
    <mrow>
      <mrow>
        <mi>A</mi>
        <mo stretchy="false">=</mo>
        <mi>K</mi>
      </mrow>
      <msup>
        <mrow>
          <mo stretchy="false">(</mo>
          <mrow>
            <mrow>
              <mn>200</mn>
              <mo stretchy="false">−</mo>
              <mn>3t</mn>
            </mrow>
          </mrow>
          <mo stretchy="false">)</mo>
        </mrow>
        <mrow>
          <mfrac>
            <mn>5</mn>
            <mn>3</mn>
          </mfrac>
        </mrow>
      </msup>
    </mrow>
    <annotation encoding="StarMath 5.0">A = K(200-3t)^{5 over 3}</annotation>
  </semantics>
</math>
</file>